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A Reusable Barrier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Problem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The previous barrier solution will not work in a loop</text:p>
                <text:list>
                  <text:list-item>
                    <text:p>Why?</text:p>
                  </text:list-item>
                  <text:list-item>
                    <text:p/>
                  </text:list-item>
                </text:list>
              </text:list-header>
              <text:list-item>
                <text:p>How do we solve this problem?</text:p>
              </text:list-item>
              <text:list-item>
                <text:p>We need a reusable barrier that locks itself after all the threads have passed through</text:p>
                <text:list>
                  <text:list-item>
                    <text:p>Do it now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d Solution: Explain wh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2">
              <text:list-item>
                <text:p>mutex . wait ()</text:p>
              </text:list-item>
              <text:list-item>
                <text:p><text:s text:c="4"/>count += 1</text:p>
              </text:list-item>
              <text:list-item>
                <text:p>mutex . signal ()</text:p>
              </text:list-item>
              <text:list-item>
                <text:p/>
              </text:list-item>
              <text:list-item>
                <text:p>if count == n : turnstile . signal ()</text:p>
              </text:list-item>
              <text:list-item>
                <text:p/>
              </text:list-item>
              <text:list-item>
                <text:p>turnstile . wait ()</text:p>
              </text:list-item>
              <text:list-item>
                <text:p>turnstile . signal ()</text:p>
              </text:list-item>
              <text:list-item>
                <text:p/>
              </text:list-item>
              <text:list-item>
                <text:p>critical point</text:p>
              </text:list-item>
              <text:list-item>
                <text:p/>
              </text:list-item>
              <text:list-item>
                <text:p>mutex . wait ()</text:p>
              </text:list-item>
              <text:list-item>
                <text:p><text:s text:c="4"/>count -= 1</text:p>
              </text:list-item>
              <text:list-item>
                <text:p>mutex . signal ()</text:p>
              </text:list-item>
              <text:list-item>
                <text:p/>
              </text:list-item>
              <text:list-item>
                <text:p>if count == 0: turnstile . wait 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rrier hint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Use two turnstiles</text:p>
                <text:list>
                  <text:list-item>
                    <text:p>turnstile = Semaphore (0)</text:p>
                  </text:list-item>
                  <text:list-item>
                    <text:p>turnstile2 = Semaphore (1)</text:p>
                  </text:list-item>
                  <text:list-item>
                    <text:p>mutex = Semaphore (1)</text:p>
                  </text:list-item>
                  <text:list-item>
                    <text:p/>
                  </text:list-item>
                  <text:list-item>
                    <text:p>One turnstile is always locked!</text:p>
                  </text:list-item>
                  <text:list-item>
                    <text:p>Sometimes called a two phase barr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b 4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2">
              <text:list-item>
                <text:p>Create a reusable barrier class in C++</text:p>
                <text:list>
                  <text:list-item>
                    <text:p>Add demo code that shows it working properly</text:p>
                  </text:list-item>
                  <text:list-item>
                    <text:p>Include all the usual</text:p>
                    <text:list>
                      <text:list-item>
                        <text:p>Doxy comments</text:p>
                      </text:list-item>
                      <text:list-item>
                        <text:p>Makefi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7T20:36:31.846388815</meta:creation-date>
    <meta:editing-duration>PT20M14S</meta:editing-duration>
    <meta:editing-cycles>4</meta:editing-cycles>
    <meta:generator>LibreOffice/5.1.6.2$Linux_X86_64 LibreOffice_project/10m0$Build-2</meta:generator>
    <dc:date>2017-10-10T12:54:50.885319596</dc:date>
    <meta:document-statistic meta:object-count="57"/>
    <meta:template xlink:type="simple" xlink:actuate="onRequest" xlink:title="Alizarin" xlink:href="../../../../../../../usr/lib/libreoffice/share/template/common/presnt/Alizarin.otp" meta:date="2017-09-27T20:36:31.7018110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